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9.19pt"/>
    </style:style>
    <style:style style:name="co4" style:family="table-column">
      <style:table-column-properties fo:break-before="auto" style:column-width="203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tornado</text:p>
          </table:table-cell>
        </table:table-row>
        <table:table-row table:style-name="ro1">
          <table:table-cell office:value-type="string" calcext:value-type="string">
            <text:p>tornado</text:p>
          </table:table-cell>
          <table:table-cell office:value-type="string" calcext:value-type="string">
            <text:p>https://www.tornadoweb.org/en/stable/</text:p>
          </table:table-cell>
        </table:table-row>
        <table:table-row table:style-name="ro1">
          <table:table-cell office:value-type="string" calcext:value-type="string">
            <text:p>tornado</text:p>
          </table:table-cell>
          <table:table-cell office:value-type="string" calcext:value-type="string">
            <text:p>https://github.com/tornadoweb/tornado/</text:p>
          </table:table-cell>
        </table:table-row>
        <table:table-row table:style-name="ro1">
          <table:table-cell office:value-type="string" calcext:value-type="string">
            <text:p>tornado</text:p>
          </table:table-cell>
          <table:table-cell office:value-type="string" calcext:value-type="string">
            <text:p>https://pypi.org/project/tornado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jsonrpcserver</text:p>
          </table:table-cell>
        </table:table-row>
        <table:table-row table:style-name="ro1">
          <table:table-cell office:value-type="string" calcext:value-type="string">
            <text:p>jsonrpcserver</text:p>
          </table:table-cell>
          <table:table-cell office:value-type="string" calcext:value-type="string">
            <text:p>https://github.com/bcb/jsonrpcserver</text:p>
          </table:table-cell>
        </table:table-row>
        <table:table-row table:style-name="ro1">
          <table:table-cell office:value-type="string" calcext:value-type="string">
            <text:p>jsonrpcserver</text:p>
          </table:table-cell>
          <table:table-cell office:value-type="string" calcext:value-type="string">
            <text:p>https://pypi.org/project/jsonrpcserver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andas</text:p>
          </table:table-cell>
        </table:table-row>
        <table:table-row table:style-name="ro1">
          <table:table-cell office:value-type="string" calcext:value-type="string">
            <text:p>pandas</text:p>
          </table:table-cell>
          <table:table-cell office:value-type="string" calcext:value-type="string">
            <text:p>https://pandas.pydata.org/</text:p>
          </table:table-cell>
        </table:table-row>
        <table:table-row table:style-name="ro1">
          <table:table-cell office:value-type="string" calcext:value-type="string">
            <text:p>pandas</text:p>
          </table:table-cell>
          <table:table-cell office:value-type="string" calcext:value-type="string">
            <text:p>https://github.com/pandas-dev/pandas</text:p>
          </table:table-cell>
        </table:table-row>
        <table:table-row table:style-name="ro1">
          <table:table-cell office:value-type="string" calcext:value-type="string">
            <text:p>pandas</text:p>
          </table:table-cell>
          <table:table-cell office:value-type="string" calcext:value-type="string">
            <text:p>https://pypi.org/project/pandas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yexcel-ods</text:p>
          </table:table-cell>
        </table:table-row>
        <table:table-row table:style-name="ro1">
          <table:table-cell office:value-type="string" calcext:value-type="string">
            <text:p>pyexcel-ods</text:p>
          </table:table-cell>
          <table:table-cell office:value-type="string" calcext:value-type="string">
            <text:p>https://github.com/pyexcel/pyexcel-ods</text:p>
          </table:table-cell>
        </table:table-row>
        <table:table-row table:style-name="ro1">
          <table:table-cell office:value-type="string" calcext:value-type="string">
            <text:p>pyexcel-ods</text:p>
          </table:table-cell>
          <table:table-cell office:value-type="string" calcext:value-type="string">
            <text:p>https://pypi.org/project/pyexcel-ods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es-js</text:p>
          </table:table-cell>
        </table:table-row>
        <table:table-row table:style-name="ro1">
          <table:table-cell office:value-type="string" calcext:value-type="string">
            <text:p>aes-js</text:p>
          </table:table-cell>
          <table:table-cell office:value-type="string" calcext:value-type="string">
            <text:p>https://www.npmjs.com/package/aes-js</text:p>
          </table:table-cell>
        </table:table-row>
        <table:table-row table:style-name="ro1">
          <table:table-cell office:value-type="string" calcext:value-type="string">
            <text:p>aes-js</text:p>
          </table:table-cell>
          <table:table-cell office:value-type="string" calcext:value-type="string">
            <text:p>https://cdn.rawgit.com/ricmoo/aes-j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tstrap</text:p>
          </table:table-cell>
        </table:table-row>
        <table:table-row table:style-name="ro1">
          <table:table-cell office:value-type="string" calcext:value-type="string">
            <text:p>bootstrap</text:p>
          </table:table-cell>
          <table:table-cell office:value-type="string" calcext:value-type="string">
            <text:p>https://getbootstrap.com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jquery</text:p>
          </table:table-cell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https://jquery.com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js-sha256</text:p>
          </table:table-cell>
        </table:table-row>
        <table:table-row table:style-name="ro1">
          <table:table-cell office:value-type="string" calcext:value-type="string">
            <text:p>js-sha256</text:p>
          </table:table-cell>
          <table:table-cell office:value-type="string" calcext:value-type="string">
            <text:p>https://www.npmjs.com/package/js-sha2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opper.js</text:p>
          </table:table-cell>
        </table:table-row>
        <table:table-row table:style-name="ro1">
          <table:table-cell office:value-type="string" calcext:value-type="string">
            <text:p>popper.js</text:p>
          </table:table-cell>
          <table:table-cell office:value-type="string" calcext:value-type="string">
            <text:p>https://popper.js.org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-jsonrpc-js</text:p>
          </table:table-cell>
        </table:table-row>
        <table:table-row table:style-name="ro1">
          <table:table-cell office:value-type="string" calcext:value-type="string">
            <text:p>simple-jsonrpc-js</text:p>
          </table:table-cell>
          <table:table-cell office:value-type="string" calcext:value-type="string">
            <text:p>https://github.com/jershell/simple-jsonrpc-j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oogle Chrome</text:p>
          </table:table-cell>
        </table:table-row>
        <table:table-row table:style-name="ro1">
          <table:table-cell office:value-type="string" calcext:value-type="string">
            <text:p>Google Chrome</text:p>
          </table:table-cell>
          <table:table-cell office:value-type="string" calcext:value-type="string">
            <text:p>https://www.google.com/chrome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ozilla Firefox</text:p>
          </table:table-cell>
        </table:table-row>
        <table:table-row table:style-name="ro1">
          <table:table-cell office:value-type="string" calcext:value-type="string">
            <text:p>Mozilla Firefox</text:p>
          </table:table-cell>
          <table:table-cell office:value-type="string" calcext:value-type="string">
            <text:p>https://www.mozilla.org/en-US/firefox/</text:p>
          </table:table-cell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</table:table-row>
        <table:table-row table:style-name="ro1" table:visibility="filter">
          <table:table-cell/>
          <table:table-cell office:value-type="string" calcext:value-type="string">
            <text:p>tornado</text:p>
          </table:table-cell>
        </table:table-row>
        <table:table-row table:style-name="ro1">
          <table:table-cell office:value-type="string" calcext:value-type="string">
            <text:p>tornado</text:p>
          </table:table-cell>
          <table:table-cell office:value-type="string" calcext:value-type="string">
            <text:p>https://www.tornadoweb.org/en/stable/</text:p>
          </table:table-cell>
        </table:table-row>
        <table:table-row table:style-name="ro1">
          <table:table-cell office:value-type="string" calcext:value-type="string">
            <text:p>tornado</text:p>
          </table:table-cell>
          <table:table-cell office:value-type="string" calcext:value-type="string">
            <text:p>https://github.com/tornadoweb/tornado/</text:p>
          </table:table-cell>
        </table:table-row>
        <table:table-row table:style-name="ro1">
          <table:table-cell office:value-type="string" calcext:value-type="string">
            <text:p>tornado</text:p>
          </table:table-cell>
          <table:table-cell office:value-type="string" calcext:value-type="string">
            <text:p>https://pypi.org/project/tornado/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jsonrpcserver</text:p>
          </table:table-cell>
        </table:table-row>
        <table:table-row table:style-name="ro1">
          <table:table-cell office:value-type="string" calcext:value-type="string">
            <text:p>jsonrpcserver</text:p>
          </table:table-cell>
          <table:table-cell office:value-type="string" calcext:value-type="string">
            <text:p>https://github.com/bcb/jsonrpcserver</text:p>
          </table:table-cell>
        </table:table-row>
        <table:table-row table:style-name="ro1">
          <table:table-cell office:value-type="string" calcext:value-type="string">
            <text:p>jsonrpcserver</text:p>
          </table:table-cell>
          <table:table-cell office:value-type="string" calcext:value-type="string">
            <text:p>https://pypi.org/project/jsonrpcserver/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pandas</text:p>
          </table:table-cell>
        </table:table-row>
        <table:table-row table:style-name="ro1">
          <table:table-cell office:value-type="string" calcext:value-type="string">
            <text:p>pandas</text:p>
          </table:table-cell>
          <table:table-cell office:value-type="string" calcext:value-type="string">
            <text:p>https://pandas.pydata.org/</text:p>
          </table:table-cell>
        </table:table-row>
        <table:table-row table:style-name="ro1">
          <table:table-cell office:value-type="string" calcext:value-type="string">
            <text:p>pandas</text:p>
          </table:table-cell>
          <table:table-cell office:value-type="string" calcext:value-type="string">
            <text:p>https://github.com/pandas-dev/pandas</text:p>
          </table:table-cell>
        </table:table-row>
        <table:table-row table:style-name="ro1">
          <table:table-cell office:value-type="string" calcext:value-type="string">
            <text:p>pandas</text:p>
          </table:table-cell>
          <table:table-cell office:value-type="string" calcext:value-type="string">
            <text:p>https://pypi.org/project/pandas/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pyexcel-ods</text:p>
          </table:table-cell>
        </table:table-row>
        <table:table-row table:style-name="ro1">
          <table:table-cell office:value-type="string" calcext:value-type="string">
            <text:p>pyexcel-ods</text:p>
          </table:table-cell>
          <table:table-cell office:value-type="string" calcext:value-type="string">
            <text:p>https://github.com/pyexcel/pyexcel-ods</text:p>
          </table:table-cell>
        </table:table-row>
        <table:table-row table:style-name="ro1">
          <table:table-cell office:value-type="string" calcext:value-type="string">
            <text:p>pyexcel-ods</text:p>
          </table:table-cell>
          <table:table-cell office:value-type="string" calcext:value-type="string">
            <text:p>https://pypi.org/project/pyexcel-ods/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aes-js</text:p>
          </table:table-cell>
        </table:table-row>
        <table:table-row table:style-name="ro1">
          <table:table-cell office:value-type="string" calcext:value-type="string">
            <text:p>aes-js</text:p>
          </table:table-cell>
          <table:table-cell office:value-type="string" calcext:value-type="string">
            <text:p>https://www.npmjs.com/package/aes-js</text:p>
          </table:table-cell>
        </table:table-row>
        <table:table-row table:style-name="ro1">
          <table:table-cell office:value-type="string" calcext:value-type="string">
            <text:p>aes-js</text:p>
          </table:table-cell>
          <table:table-cell office:value-type="string" calcext:value-type="string">
            <text:p>https://cdn.rawgit.com/ricmoo/aes-j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bootstrap</text:p>
          </table:table-cell>
        </table:table-row>
        <table:table-row table:style-name="ro1">
          <table:table-cell office:value-type="string" calcext:value-type="string">
            <text:p>bootstrap</text:p>
          </table:table-cell>
          <table:table-cell office:value-type="string" calcext:value-type="string">
            <text:p>https://getbootstrap.com/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jquery</text:p>
          </table:table-cell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https://jquery.com/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js-sha256</text:p>
          </table:table-cell>
        </table:table-row>
        <table:table-row table:style-name="ro1">
          <table:table-cell office:value-type="string" calcext:value-type="string">
            <text:p>js-sha256</text:p>
          </table:table-cell>
          <table:table-cell office:value-type="string" calcext:value-type="string">
            <text:p>https://www.npmjs.com/package/js-sha256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popper.js</text:p>
          </table:table-cell>
        </table:table-row>
        <table:table-row table:style-name="ro1">
          <table:table-cell office:value-type="string" calcext:value-type="string">
            <text:p>popper.js</text:p>
          </table:table-cell>
          <table:table-cell office:value-type="string" calcext:value-type="string">
            <text:p>https://popper.js.org/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imple-jsonrpc-js</text:p>
          </table:table-cell>
        </table:table-row>
        <table:table-row table:style-name="ro1">
          <table:table-cell office:value-type="string" calcext:value-type="string">
            <text:p>simple-jsonrpc-js</text:p>
          </table:table-cell>
          <table:table-cell office:value-type="string" calcext:value-type="string">
            <text:p>https://github.com/jershell/simple-jsonrpc-j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Google Chrome</text:p>
          </table:table-cell>
        </table:table-row>
        <table:table-row table:style-name="ro1">
          <table:table-cell office:value-type="string" calcext:value-type="string">
            <text:p>Google Chrome</text:p>
          </table:table-cell>
          <table:table-cell office:value-type="string" calcext:value-type="string">
            <text:p>https://www.google.com/chrome/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Mozilla Firefox</text:p>
          </table:table-cell>
        </table:table-row>
        <table:table-row table:style-name="ro1">
          <table:table-cell office:value-type="string" calcext:value-type="string">
            <text:p>Mozilla Firefox</text:p>
          </table:table-cell>
          <table:table-cell office:value-type="string" calcext:value-type="string">
            <text:p>https://www.mozilla.org/en-US/firefox/</text:p>
          </table:table-cell>
        </table:table-row>
      </table:table>
      <table:table table:name="Sheet3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rnado hivatalos oldala</text:p>
          </table:table-cell>
          <table:table-cell office:value-type="string" calcext:value-type="string">
            <text:p>https://www.tornadoweb.org/en/stable/</text:p>
          </table:table-cell>
          <table:table-cell table:formula="of:=&quot;[&quot;&amp;[.A2]&amp;&quot;]&quot;&amp;&quot; &quot;&amp;[.B2]&amp;&quot;: &quot;&amp; [.C2] &amp; &quot; [Hozzáférés dátuma: 28 04 2020]&quot;" office:value-type="string" office:string-value="[1] tornado hivatalos oldala: https://www.tornadoweb.org/en/stable/ [Hozzáférés dátuma: 28 04 2020]" calcext:value-type="string">
            <text:p>[1] tornado hivatalos oldala: https://www.tornadoweb.org/en/stable/ [Hozzáférés dátuma: 28 04 2020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rnado GitHub oldala</text:p>
          </table:table-cell>
          <table:table-cell office:value-type="string" calcext:value-type="string">
            <text:p>https://github.com/tornadoweb/tornado/</text:p>
          </table:table-cell>
          <table:table-cell table:formula="of:=&quot;[&quot;&amp;[.A3]&amp;&quot;]&quot;&amp;&quot; &quot;&amp;[.B3]&amp;&quot;: &quot;&amp; [.C3] &amp; &quot; [Hozzáférés dátuma: 28 04 2020]&quot;" office:value-type="string" office:string-value="[2] tornado GitHub oldala: https://github.com/tornadoweb/tornado/ [Hozzáférés dátuma: 28 04 2020]" calcext:value-type="string">
            <text:p>[2] tornado GitHub oldala: https://github.com/tornadoweb/tornado/ [Hozzáférés dátuma: 28 04 2020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rnado PyPi oldala</text:p>
          </table:table-cell>
          <table:table-cell office:value-type="string" calcext:value-type="string">
            <text:p>https://pypi.org/project/tornado/</text:p>
          </table:table-cell>
          <table:table-cell table:formula="of:=&quot;[&quot;&amp;[.A4]&amp;&quot;]&quot;&amp;&quot; &quot;&amp;[.B4]&amp;&quot;: &quot;&amp; [.C4] &amp; &quot; [Hozzáférés dátuma: 28 04 2020]&quot;" office:value-type="string" office:string-value="[3] tornado PyPi oldala: https://pypi.org/project/tornado/ [Hozzáférés dátuma: 28 04 2020]" calcext:value-type="string">
            <text:p>[3] tornado PyPi oldala: https://pypi.org/project/tornado/ [Hozzáférés dátuma: 28 04 2020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sonrpcserver GitHub oldala</text:p>
          </table:table-cell>
          <table:table-cell office:value-type="string" calcext:value-type="string">
            <text:p>https://github.com/bcb/jsonrpcserver</text:p>
          </table:table-cell>
          <table:table-cell table:formula="of:=&quot;[&quot;&amp;[.A5]&amp;&quot;]&quot;&amp;&quot; &quot;&amp;[.B5]&amp;&quot;: &quot;&amp; [.C5] &amp; &quot; [Hozzáférés dátuma: 28 04 2020]&quot;" office:value-type="string" office:string-value="[4] jsonrpcserver GitHub oldala: https://github.com/bcb/jsonrpcserver [Hozzáférés dátuma: 28 04 2020]" calcext:value-type="string">
            <text:p>[4] jsonrpcserver GitHub oldala: https://github.com/bcb/jsonrpcserver [Hozzáférés dátuma: 28 04 2020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sonrpcserver PyPi oldala</text:p>
          </table:table-cell>
          <table:table-cell office:value-type="string" calcext:value-type="string">
            <text:p>https://pypi.org/project/jsonrpcserver/</text:p>
          </table:table-cell>
          <table:table-cell table:formula="of:=&quot;[&quot;&amp;[.A6]&amp;&quot;]&quot;&amp;&quot; &quot;&amp;[.B6]&amp;&quot;: &quot;&amp; [.C6] &amp; &quot; [Hozzáférés dátuma: 28 04 2020]&quot;" office:value-type="string" office:string-value="[5] jsonrpcserver PyPi oldala: https://pypi.org/project/jsonrpcserver/ [Hozzáférés dátuma: 28 04 2020]" calcext:value-type="string">
            <text:p>[5] jsonrpcserver PyPi oldala: https://pypi.org/project/jsonrpcserver/ [Hozzáférés dátuma: 28 04 2020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ndas hivatalos oldala</text:p>
          </table:table-cell>
          <table:table-cell office:value-type="string" calcext:value-type="string">
            <text:p>https://pandas.pydata.org/</text:p>
          </table:table-cell>
          <table:table-cell table:formula="of:=&quot;[&quot;&amp;[.A7]&amp;&quot;]&quot;&amp;&quot; &quot;&amp;[.B7]&amp;&quot;: &quot;&amp; [.C7] &amp; &quot; [Hozzáférés dátuma: 28 04 2020]&quot;" office:value-type="string" office:string-value="[6] pandas hivatalos oldala: https://pandas.pydata.org/ [Hozzáférés dátuma: 28 04 2020]" calcext:value-type="string">
            <text:p>[6] pandas hivatalos oldala: https://pandas.pydata.org/ [Hozzáférés dátuma: 28 04 2020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ndas GitHub oldala</text:p>
          </table:table-cell>
          <table:table-cell office:value-type="string" calcext:value-type="string">
            <text:p>https://github.com/pandas-dev/pandas</text:p>
          </table:table-cell>
          <table:table-cell table:formula="of:=&quot;[&quot;&amp;[.A8]&amp;&quot;]&quot;&amp;&quot; &quot;&amp;[.B8]&amp;&quot;: &quot;&amp; [.C8] &amp; &quot; [Hozzáférés dátuma: 28 04 2020]&quot;" office:value-type="string" office:string-value="[7] pandas GitHub oldala: https://github.com/pandas-dev/pandas [Hozzáférés dátuma: 28 04 2020]" calcext:value-type="string">
            <text:p>[7] pandas GitHub oldala: https://github.com/pandas-dev/pandas [Hozzáférés dátuma: 28 04 2020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ndas PyPi oldala</text:p>
          </table:table-cell>
          <table:table-cell office:value-type="string" calcext:value-type="string">
            <text:p>https://pypi.org/project/pandas/</text:p>
          </table:table-cell>
          <table:table-cell table:formula="of:=&quot;[&quot;&amp;[.A9]&amp;&quot;]&quot;&amp;&quot; &quot;&amp;[.B9]&amp;&quot;: &quot;&amp; [.C9] &amp; &quot; [Hozzáférés dátuma: 28 04 2020]&quot;" office:value-type="string" office:string-value="[8] pandas PyPi oldala: https://pypi.org/project/pandas/ [Hozzáférés dátuma: 28 04 2020]" calcext:value-type="string">
            <text:p>[8] pandas PyPi oldala: https://pypi.org/project/pandas/ [Hozzáférés dátuma: 28 04 2020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yexcel-ods GitHub oldala</text:p>
          </table:table-cell>
          <table:table-cell office:value-type="string" calcext:value-type="string">
            <text:p>https://github.com/pyexcel/pyexcel-ods</text:p>
          </table:table-cell>
          <table:table-cell table:formula="of:=&quot;[&quot;&amp;[.A10]&amp;&quot;]&quot;&amp;&quot; &quot;&amp;[.B10]&amp;&quot;: &quot;&amp; [.C10] &amp; &quot; [Hozzáférés dátuma: 28 04 2020]&quot;" office:value-type="string" office:string-value="[9] Pyexcel-ods GitHub oldala: https://github.com/pyexcel/pyexcel-ods [Hozzáférés dátuma: 28 04 2020]" calcext:value-type="string">
            <text:p>[9] Pyexcel-ods GitHub oldala: https://github.com/pyexcel/pyexcel-ods [Hozzáférés dátuma: 28 04 2020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yexcel-ods PyPi oldala</text:p>
          </table:table-cell>
          <table:table-cell office:value-type="string" calcext:value-type="string">
            <text:p>https://pypi.org/project/pyexcel-ods/</text:p>
          </table:table-cell>
          <table:table-cell table:formula="of:=&quot;[&quot;&amp;[.A11]&amp;&quot;]&quot;&amp;&quot; &quot;&amp;[.B11]&amp;&quot;: &quot;&amp; [.C11] &amp; &quot; [Hozzáférés dátuma: 28 04 2020]&quot;" office:value-type="string" office:string-value="[10] Pyexcel-ods PyPi oldala: https://pypi.org/project/pyexcel-ods/ [Hozzáférés dátuma: 28 04 2020]" calcext:value-type="string">
            <text:p>[10] Pyexcel-ods PyPi oldala: https://pypi.org/project/pyexcel-ods/ [Hozzáférés dátuma: 28 04 2020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es-js NPM oldala</text:p>
          </table:table-cell>
          <table:table-cell office:value-type="string" calcext:value-type="string">
            <text:p>https://www.npmjs.com/package/aes-js</text:p>
          </table:table-cell>
          <table:table-cell table:formula="of:=&quot;[&quot;&amp;[.A12]&amp;&quot;]&quot;&amp;&quot; &quot;&amp;[.B12]&amp;&quot;: &quot;&amp; [.C12] &amp; &quot; [Hozzáférés dátuma: 28 04 2020]&quot;" office:value-type="string" office:string-value="[11] aes-js NPM oldala: https://www.npmjs.com/package/aes-js [Hozzáférés dátuma: 28 04 2020]" calcext:value-type="string">
            <text:p>[11] aes-js NPM oldala: https://www.npmjs.com/package/aes-js [Hozzáférés dátuma: 28 04 2020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es-js hivatalos oldala</text:p>
          </table:table-cell>
          <table:table-cell office:value-type="string" calcext:value-type="string">
            <text:p>https://cdn.rawgit.com/ricmoo/aes-js</text:p>
          </table:table-cell>
          <table:table-cell table:formula="of:=&quot;[&quot;&amp;[.A13]&amp;&quot;]&quot;&amp;&quot; &quot;&amp;[.B13]&amp;&quot;: &quot;&amp; [.C13] &amp; &quot; [Hozzáférés dátuma: 28 04 2020]&quot;" office:value-type="string" office:string-value="[12] Aes-js hivatalos oldala: https://cdn.rawgit.com/ricmoo/aes-js [Hozzáférés dátuma: 28 04 2020]" calcext:value-type="string">
            <text:p>[12] Aes-js hivatalos oldala: https://cdn.rawgit.com/ricmoo/aes-js [Hozzáférés dátuma: 28 04 2020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ootstrap hivatalos oldala</text:p>
          </table:table-cell>
          <table:table-cell office:value-type="string" calcext:value-type="string">
            <text:p>https://getbootstrap.com/</text:p>
          </table:table-cell>
          <table:table-cell table:formula="of:=&quot;[&quot;&amp;[.A14]&amp;&quot;]&quot;&amp;&quot; &quot;&amp;[.B14]&amp;&quot;: &quot;&amp; [.C14] &amp; &quot; [Hozzáférés dátuma: 28 04 2020]&quot;" office:value-type="string" office:string-value="[13] bootstrap hivatalos oldala: https://getbootstrap.com/ [Hozzáférés dátuma: 28 04 2020]" calcext:value-type="string">
            <text:p>[13] bootstrap hivatalos oldala: https://getbootstrap.com/ [Hozzáférés dátuma: 28 04 2020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query hivatalos oldala</text:p>
          </table:table-cell>
          <table:table-cell office:value-type="string" calcext:value-type="string">
            <text:p>https://jquery.com/</text:p>
          </table:table-cell>
          <table:table-cell table:formula="of:=&quot;[&quot;&amp;[.A15]&amp;&quot;]&quot;&amp;&quot; &quot;&amp;[.B15]&amp;&quot;: &quot;&amp; [.C15] &amp; &quot; [Hozzáférés dátuma: 28 04 2020]&quot;" office:value-type="string" office:string-value="[14] jquery hivatalos oldala: https://jquery.com/ [Hozzáférés dátuma: 28 04 2020]" calcext:value-type="string">
            <text:p>[14] jquery hivatalos oldala: https://jquery.com/ [Hozzáférés dátuma: 28 04 2020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s-sha256 NPM oldala</text:p>
          </table:table-cell>
          <table:table-cell office:value-type="string" calcext:value-type="string">
            <text:p>https://www.npmjs.com/package/js-sha256</text:p>
          </table:table-cell>
          <table:table-cell table:formula="of:=&quot;[&quot;&amp;[.A16]&amp;&quot;]&quot;&amp;&quot; &quot;&amp;[.B16]&amp;&quot;: &quot;&amp; [.C16] &amp; &quot; [Hozzáférés dátuma: 28 04 2020]&quot;" office:value-type="string" office:string-value="[15] Js-sha256 NPM oldala: https://www.npmjs.com/package/js-sha256 [Hozzáférés dátuma: 28 04 2020]" calcext:value-type="string">
            <text:p>[15] Js-sha256 NPM oldala: https://www.npmjs.com/package/js-sha256 [Hozzáférés dátuma: 28 04 2020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pper.js hivatalos oldala</text:p>
          </table:table-cell>
          <table:table-cell office:value-type="string" calcext:value-type="string">
            <text:p>https://popper.js.org/</text:p>
          </table:table-cell>
          <table:table-cell table:formula="of:=&quot;[&quot;&amp;[.A17]&amp;&quot;]&quot;&amp;&quot; &quot;&amp;[.B17]&amp;&quot;: &quot;&amp; [.C17] &amp; &quot; [Hozzáférés dátuma: 28 04 2020]&quot;" office:value-type="string" office:string-value="[16] popper.js hivatalos oldala: https://popper.js.org/ [Hozzáférés dátuma: 28 04 2020]" calcext:value-type="string">
            <text:p>[16] popper.js hivatalos oldala: https://popper.js.org/ [Hozzáférés dátuma: 28 04 2020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imple-jsonrpc-js GitHub oldala</text:p>
          </table:table-cell>
          <table:table-cell office:value-type="string" calcext:value-type="string">
            <text:p>https://github.com/jershell/simple-jsonrpc-js</text:p>
          </table:table-cell>
          <table:table-cell table:formula="of:=&quot;[&quot;&amp;[.A18]&amp;&quot;]&quot;&amp;&quot; &quot;&amp;[.B18]&amp;&quot;: &quot;&amp; [.C18] &amp; &quot; [Hozzáférés dátuma: 28 04 2020]&quot;" office:value-type="string" office:string-value="[17] Simple-jsonrpc-js GitHub oldala: https://github.com/jershell/simple-jsonrpc-js [Hozzáférés dátuma: 28 04 2020]" calcext:value-type="string">
            <text:p>[17] Simple-jsonrpc-js GitHub oldala: https://github.com/jershell/simple-jsonrpc-js [Hozzáférés dátuma: 28 04 2020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ogle Chrome hivatalos oldala</text:p>
          </table:table-cell>
          <table:table-cell office:value-type="string" calcext:value-type="string">
            <text:p>https://www.google.com/chrome/</text:p>
          </table:table-cell>
          <table:table-cell table:formula="of:=&quot;[&quot;&amp;[.A19]&amp;&quot;]&quot;&amp;&quot; &quot;&amp;[.B19]&amp;&quot;: &quot;&amp; [.C19] &amp; &quot; [Hozzáférés dátuma: 28 04 2020]&quot;" office:value-type="string" office:string-value="[18] Google Chrome hivatalos oldala: https://www.google.com/chrome/ [Hozzáférés dátuma: 28 04 2020]" calcext:value-type="string">
            <text:p>[18] Google Chrome hivatalos oldala: https://www.google.com/chrome/ [Hozzáférés dátuma: 28 04 2020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zilla Firefox hivatalos oldala</text:p>
          </table:table-cell>
          <table:table-cell office:value-type="string" calcext:value-type="string">
            <text:p>https://www.mozilla.org/en-US/firefox/</text:p>
          </table:table-cell>
          <table:table-cell table:formula="of:=&quot;[&quot;&amp;[.A20]&amp;&quot;]&quot;&amp;&quot; &quot;&amp;[.B20]&amp;&quot;: &quot;&amp; [.C20] &amp; &quot; [Hozzáférés dátuma: 28 04 2020]&quot;" office:value-type="string" office:string-value="[19] Mozilla Firefox hivatalos oldala: https://www.mozilla.org/en-US/firefox/ [Hozzáférés dátuma: 28 04 2020]" calcext:value-type="string">
            <text:p>[19] Mozilla Firefox hivatalos oldala: https://www.mozilla.org/en-US/firefox/ [Hozzáférés dátuma: 28 04 2020]</text:p>
          </table:table-cell>
        </table:table-row>
      </table:table>
      <table:named-expressions/>
      <table:database-ranges>
        <table:database-range table:name="__Anonymous_Sheet_DB__1" table:target-range-address="Sheet2.A1:Sheet2.B43" table:display-filter-buttons="true">
          <table:filter>
            <table:filter-and>
              <table:filter-condition table:field-number="0" table:value="Google Chrome" table:operator="=">
                <table:filter-set-item table:value="Google Chrome"/>
                <table:filter-set-item table:value="Mozilla Firefox"/>
                <table:filter-set-item table:value="aes-js"/>
                <table:filter-set-item table:value="bootstrap"/>
                <table:filter-set-item table:value="jquery"/>
                <table:filter-set-item table:value="js-sha256"/>
                <table:filter-set-item table:value="jsonrpcserver"/>
                <table:filter-set-item table:value="pandas"/>
                <table:filter-set-item table:value="popper.js"/>
                <table:filter-set-item table:value="pyexcel-ods"/>
                <table:filter-set-item table:value="simple-jsonrpc-js"/>
                <table:filter-set-item table:value="tornado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3:27:03.078923317</meta:creation-date>
    <dc:date>2020-04-28T22:09:20.744454914</dc:date>
    <meta:editing-duration>PT7H42M23S</meta:editing-duration>
    <meta:editing-cycles>1</meta:editing-cycles>
    <meta:document-statistic meta:table-count="3" meta:cell-count="180" meta:object-count="0"/>
    <meta:generator>LibreOffice/6.0.7.3$Linux_X86_64 LibreOffice_project/00m0$Build-3</meta:generator>
  </office:meta>
</office:document-meta>
</file>